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>
      <style:table-cell-properties fo:background-color="#81aca6"/>
    </style:style>
    <style:style style:name="ce10" style:family="table-cell" style:parent-style-name="Default">
      <style:table-cell-properties fo:background-color="#f10d0c"/>
    </style:style>
    <style:style style:name="ce3" style:family="table-cell" style:parent-style-name="Default" style:data-style-name="N0"/>
    <style:style style:name="ce11" style:family="table-cell" style:parent-style-name="Default" style:data-style-name="N61"/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umber of actions</text:p>
          </table:table-cell>
          <table:table-cell table:number-columns-repeated="2"/>
          <table:table-cell office:value-type="string" calcext:value-type="string">
            <text:p>N=vehicle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=requests</text:p>
          </table:table-cell>
          <table:table-cell table:style-name="ce9" office:value-type="float" office:value="2" calcext:value-type="float">
            <text:p>2</text:p>
          </table:table-cell>
          <table:table-cell table:style-name="ce3" table:formula="of:=FACT([.C3]+[.$D$2]-1)/FACT([.$D$2]-1)" office:value-type="float" office:value="6" calcext:value-type="float">
            <text:p>6</text:p>
          </table:table-cell>
          <table:table-cell table:style-name="ce3" table:formula="of:=FACT([.C3] +[.$E$2]-1)/FACT([.$E$2]-1)" office:value-type="float" office:value="12" calcext:value-type="float">
            <text:p>12</text:p>
          </table:table-cell>
          <table:table-cell table:style-name="ce3" table:formula="of:=FACT([.C3] +[.$F$2]-1)/FACT([.$F$2]-1)" office:value-type="float" office:value="20" calcext:value-type="float">
            <text:p>20</text:p>
          </table:table-cell>
          <table:table-cell table:style-name="ce3" table:formula="of:=FACT([.C3] +[.$G$2]-1)/FACT([.$G$2]-1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table:formula="of:=[.C3]+1" office:value-type="float" office:value="3" calcext:value-type="float">
            <text:p>3</text:p>
          </table:table-cell>
          <table:table-cell table:style-name="ce3" table:formula="of:=FACT([.C4]+[.$D$2]-1)/FACT([.$D$2]-1)" office:value-type="float" office:value="24" calcext:value-type="float">
            <text:p>24</text:p>
          </table:table-cell>
          <table:table-cell table:style-name="ce3" table:formula="of:=FACT([.C4] +[.$E$2]-1)/FACT([.$E$2]-1)" office:value-type="float" office:value="60" calcext:value-type="float">
            <text:p>60</text:p>
          </table:table-cell>
          <table:table-cell table:style-name="ce3" table:formula="of:=FACT([.C4] +[.$F$2]-1)/FACT([.$F$2]-1)" office:value-type="float" office:value="120" calcext:value-type="float">
            <text:p>120</text:p>
          </table:table-cell>
          <table:table-cell table:style-name="ce3" table:formula="of:=FACT([.C4] +[.$G$2]-1)/FACT([.$G$2]-1)"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table:formula="of:=[.C4]+1" office:value-type="float" office:value="4" calcext:value-type="float">
            <text:p>4</text:p>
          </table:table-cell>
          <table:table-cell table:style-name="ce3" table:formula="of:=FACT([.C5]+[.$D$2]-1)/FACT([.$D$2]-1)" office:value-type="float" office:value="120" calcext:value-type="float">
            <text:p>120</text:p>
          </table:table-cell>
          <table:table-cell table:style-name="ce3" table:formula="of:=FACT([.C5] +[.$E$2]-1)/FACT([.$E$2]-1)" office:value-type="float" office:value="360" calcext:value-type="float">
            <text:p>360</text:p>
          </table:table-cell>
          <table:table-cell table:style-name="ce3" table:formula="of:=FACT([.C5] +[.$F$2]-1)/FACT([.$F$2]-1)" office:value-type="float" office:value="840" calcext:value-type="float">
            <text:p>840</text:p>
          </table:table-cell>
          <table:table-cell table:style-name="ce3" table:formula="of:=FACT([.C5] +[.$G$2]-1)/FACT([.$G$2]-1)" office:value-type="float" office:value="1680" calcext:value-type="float">
            <text:p>1680</text:p>
          </table:table-cell>
          <table:table-cell table:number-columns-repeated="2"/>
          <table:table-cell table:formula="of:=[.D16]*[.I23]" office:value-type="float" office:value="174680064000" calcext:value-type="float">
            <text:p>174680064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table:formula="of:=[.C5]+1" office:value-type="float" office:value="5" calcext:value-type="float">
            <text:p>5</text:p>
          </table:table-cell>
          <table:table-cell table:style-name="ce3" table:formula="of:=FACT([.C6]+[.$D$2]-1)/FACT([.$D$2]-1)" office:value-type="float" office:value="720" calcext:value-type="float">
            <text:p>720</text:p>
          </table:table-cell>
          <table:table-cell table:style-name="ce3" table:formula="of:=FACT([.C6] +[.$E$2]-1)/FACT([.$E$2]-1)" office:value-type="float" office:value="2520" calcext:value-type="float">
            <text:p>2520</text:p>
          </table:table-cell>
          <table:table-cell table:style-name="ce3" table:formula="of:=FACT([.C6] +[.$F$2]-1)/FACT([.$F$2]-1)" office:value-type="float" office:value="6720" calcext:value-type="float">
            <text:p>6720</text:p>
          </table:table-cell>
          <table:table-cell table:style-name="ce3" table:formula="of:=FACT([.C6] +[.$G$2]-1)/FACT([.$G$2]-1)" office:value-type="float" office:value="15120" calcext:value-type="float">
            <text:p>15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table:formula="of:=[.C6]+1" office:value-type="float" office:value="6" calcext:value-type="float">
            <text:p>6</text:p>
          </table:table-cell>
          <table:table-cell table:style-name="ce3" table:formula="of:=FACT([.C7]+[.$D$2]-1)/FACT([.$D$2]-1)" office:value-type="float" office:value="5040" calcext:value-type="float">
            <text:p>5040</text:p>
          </table:table-cell>
          <table:table-cell table:style-name="ce3" table:formula="of:=FACT([.C7] +[.$E$2]-1)/FACT([.$E$2]-1)" office:value-type="float" office:value="20160" calcext:value-type="float">
            <text:p>20160</text:p>
          </table:table-cell>
          <table:table-cell table:style-name="ce3" table:formula="of:=FACT([.C7] +[.$F$2]-1)/FACT([.$F$2]-1)" office:value-type="float" office:value="60480" calcext:value-type="float">
            <text:p>60480</text:p>
          </table:table-cell>
          <table:table-cell table:style-name="ce3" table:formula="of:=FACT([.C7] +[.$G$2]-1)/FACT([.$G$2]-1)" office:value-type="float" office:value="151200" calcext:value-type="float">
            <text:p>1512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3" table:formula="of:=FACT([.C8]+[.$D$2]-1)/FACT([.$D$2]-1)" office:value-type="float" office:value="40320" calcext:value-type="float">
            <text:p>40320</text:p>
          </table:table-cell>
          <table:table-cell table:style-name="ce3" table:formula="of:=FACT([.C8] +[.$E$2]-1)/FACT([.$E$2]-1)" office:value-type="float" office:value="181440" calcext:value-type="float">
            <text:p>181440</text:p>
          </table:table-cell>
          <table:table-cell table:style-name="ce3" table:formula="of:=FACT([.C8] +[.$F$2]-1)/FACT([.$F$2]-1)" office:value-type="float" office:value="604800" calcext:value-type="float">
            <text:p>604800</text:p>
          </table:table-cell>
          <table:table-cell table:style-name="ce3" table:formula="of:=FACT([.C8] +[.$G$2]-1)/FACT([.$G$2]-1)" office:value-type="float" office:value="1663200" calcext:value-type="float">
            <text:p>16632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3" table:formula="of:=FACT([.C9]+[.$D$2]-1)/FACT([.$D$2]-1)" office:value-type="float" office:value="362880" calcext:value-type="float">
            <text:p>362880</text:p>
          </table:table-cell>
          <table:table-cell table:style-name="ce3" table:formula="of:=FACT([.C9] +[.$E$2]-1)/FACT([.$E$2]-1)" office:value-type="float" office:value="1814400" calcext:value-type="float">
            <text:p>1814400</text:p>
          </table:table-cell>
          <table:table-cell table:style-name="ce3" table:formula="of:=FACT([.C9] +[.$F$2]-1)/FACT([.$F$2]-1)" office:value-type="float" office:value="6652800" calcext:value-type="float">
            <text:p>6652800</text:p>
          </table:table-cell>
          <table:table-cell table:style-name="ce3" table:formula="of:=FACT([.C9] +[.$G$2]-1)/FACT([.$G$2]-1)" office:value-type="float" office:value="19958400" calcext:value-type="float">
            <text:p>19958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leafs</text:p>
          </table:table-cell>
          <table:table-cell table:number-columns-repeated="8"/>
          <table:table-cell office:value-type="string" calcext:value-type="string">
            <text:p>2 Futures with (-1,0) requests – (N=2,K=3 succeeded with 42.34 Mbytes of memory us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s:</text:p>
          </table:table-cell>
          <table:table-cell/>
          <table:table-cell office:value-type="string" calcext:value-type="string">
            <text:p>3 Futures with (-1,0,+1) requests</text:p>
          </table:table-cell>
          <table:table-cell table:number-columns-repeated="6"/>
          <table:table-cell office:value-type="string" calcext:value-type="string">
            <text:p>2 Futures with (-1,0) requests – (N=3,K=3 succeeded with 700.2 Mbytes of memory used)</text:p>
          </table:table-cell>
          <table:table-cell table:number-columns-repeated="3"/>
          <table:table-cell table:style-name="ce12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=vehicles</text:p>
          </table:table-cell>
          <table:table-cell table:number-columns-repeated="6"/>
          <table:table-cell office:value-type="string" calcext:value-type="string">
            <text:p>N=vehicles</text:p>
          </table:table-cell>
          <table:table-cell table:number-columns-repeated="3"/>
          <table:table-cell table:style-name="ce12" table:number-columns-repeated="5"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0" table:formula="of:=[.D13]+1" office:value-type="float" office:value="3" calcext:value-type="float">
            <text:p>3</text:p>
          </table:table-cell>
          <table:table-cell table:style-name="ce10" table:formula="of:=[.E13]+1" office:value-type="float" office:value="4" calcext:value-type="float">
            <text:p>4</text:p>
          </table:table-cell>
          <table:table-cell table:style-name="ce10" table:formula="of:=[.F13]+1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0" table:formula="of:=[.K13]+1" office:value-type="float" office:value="3" calcext:value-type="float">
            <text:p>3</text:p>
          </table:table-cell>
          <table:table-cell table:style-name="ce10" table:formula="of:=[.L13]+1" office:value-type="float" office:value="4" calcext:value-type="float">
            <text:p>4</text:p>
          </table:table-cell>
          <table:table-cell table:style-name="ce10" table:formula="of:=[.M13]+1" office:value-type="float" office:value="5" calcext:value-type="float">
            <text:p>5</text:p>
          </table:table-cell>
          <table:table-cell table:style-name="ce12" table:number-columns-repeated="5"/>
        </table:table-row>
        <table:table-row table:style-name="ro1">
          <table:table-cell/>
          <table:table-cell office:value-type="string" calcext:value-type="string">
            <text:p>k=request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k=request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style-name="ce12" table:number-columns-repeated="5"/>
        </table:table-row>
        <table:table-row table:style-name="ro1">
          <table:table-cell table:number-columns-repeated="2"/>
          <table:table-cell table:style-name="ce9" table:formula="of:=[.C14]+1" office:value-type="float" office:value="3" calcext:value-type="float">
            <text:p>3</text:p>
          </table:table-cell>
          <table:table-cell table:style-name="ce11" table:formula="of:=[.D4]*([.D3]+[.D4]+[.D5])^([.$A$12]-1)" office:value-type="float" office:value="540000" calcext:value-type="float">
            <text:p>5.40E+05</text:p>
          </table:table-cell>
          <table:table-cell table:style-name="ce11" table:formula="of:=[.E4]*([.E3]+[.E4]+[.E5])^([.$A$12]-1)" office:value-type="float" office:value="11197440" calcext:value-type="float">
            <text:p>1.12E+07</text:p>
          </table:table-cell>
          <table:table-cell table:style-name="ce11" table:formula="of:=[.F4]*([.F3]+[.F4]+[.F5])^([.$A$12]-1)" office:value-type="float" office:value="115248000" calcext:value-type="float">
            <text:p>1.15E+08</text:p>
          </table:table-cell>
          <table:table-cell table:style-name="ce11" table:formula="of:=[.G4]*([.G3]+[.G4]+[.G5])^([.$A$12]-1)" office:value-type="float" office:value="774144000" calcext:value-type="float">
            <text:p>7.74E+08</text:p>
          </table:table-cell>
          <table:table-cell table:number-columns-repeated="2"/>
          <table:table-cell table:style-name="ce9" table:formula="of:=[.J14]+1" office:value-type="float" office:value="3" calcext:value-type="float">
            <text:p>3</text:p>
          </table:table-cell>
          <table:table-cell table:style-name="ce11" table:formula="of:=[.D4]*([.D3]+[.D4])^([.$A$12]-1)" office:value-type="float" office:value="21600" calcext:value-type="float">
            <text:p>2.16E+04</text:p>
          </table:table-cell>
          <table:table-cell table:style-name="ce11" table:formula="of:=[.E4]*([.E3]+[.E4])^([.$A$12]-1)" office:value-type="float" office:value="311040" calcext:value-type="float">
            <text:p>3.11E+05</text:p>
          </table:table-cell>
          <table:table-cell table:style-name="ce11" table:formula="of:=[.F4]*([.F3]+[.F4])^([.$A$12]-1)" office:value-type="float" office:value="2352000" calcext:value-type="float">
            <text:p>2.35E+06</text:p>
          </table:table-cell>
          <table:table-cell table:style-name="ce11" table:formula="of:=[.G4]*([.G3]+[.G4])^([.$A$12]-1)" office:value-type="float" office:value="12096000" calcext:value-type="float">
            <text:p>1.21E+07</text:p>
          </table:table-cell>
          <table:table-cell table:style-name="ce12"/>
          <table:table-cell table:style-name="ce12" office:value-type="float" office:value="600000" calcext:value-type="float">
            <text:p>600000</text:p>
          </table:table-cell>
          <table:table-cell table:style-name="ce12" office:value-type="float" office:value="10000000" calcext:value-type="float">
            <text:p>10000000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ce9" table:formula="of:=[.C15]+1" office:value-type="float" office:value="4" calcext:value-type="float">
            <text:p>4</text:p>
          </table:table-cell>
          <table:table-cell table:style-name="ce11" table:formula="of:=[.D5]*([.D4]+[.D5]+[.D6])^([.$A$12]-1)" office:value-type="float" office:value="89579520" calcext:value-type="float">
            <text:p>8.96E+07</text:p>
          </table:table-cell>
          <table:table-cell table:style-name="ce11" table:formula="of:=[.E5]*([.E4]+[.E5]+[.E6])^([.$A$12]-1)" office:value-type="float" office:value="3111696000" calcext:value-type="float">
            <text:p>3.11E+09</text:p>
          </table:table-cell>
          <table:table-cell table:style-name="ce11" table:formula="of:=[.F5]*([.F4]+[.F5]+[.F6])^([.$A$12]-1)" office:value-type="float" office:value="49545216000" calcext:value-type="float">
            <text:p>4.95E+10</text:p>
          </table:table-cell>
          <table:table-cell table:style-name="ce11" table:formula="of:=[.G5]*([.G4]+[.G5]+[.G6])^([.$A$12]-1)" office:value-type="float" office:value="486091368000" calcext:value-type="float">
            <text:p>4.86E+11</text:p>
          </table:table-cell>
          <table:table-cell table:number-columns-repeated="2"/>
          <table:table-cell table:style-name="ce9" table:formula="of:=[.J15]+1" office:value-type="float" office:value="4" calcext:value-type="float">
            <text:p>4</text:p>
          </table:table-cell>
          <table:table-cell table:style-name="ce11" table:formula="of:=[.D5]*([.D4]+[.D5])^([.$A$12]-1)" office:value-type="float" office:value="2488320" calcext:value-type="float">
            <text:p>2.49E+06</text:p>
          </table:table-cell>
          <table:table-cell table:style-name="ce11" table:formula="of:=[.E5]*([.E4]+[.E5])^([.$A$12]-1)" office:value-type="float" office:value="63504000" calcext:value-type="float">
            <text:p>6.35E+07</text:p>
          </table:table-cell>
          <table:table-cell table:style-name="ce11" table:formula="of:=[.F5]*([.F4]+[.F5])^([.$A$12]-1)" office:value-type="float" office:value="774144000" calcext:value-type="float">
            <text:p>7.74E+08</text:p>
          </table:table-cell>
          <table:table-cell table:style-name="ce11" table:formula="of:=[.G5]*([.G4]+[.G5])^([.$A$12]-1)" office:value-type="float" office:value="6001128000" calcext:value-type="float">
            <text:p>6.00E+09</text:p>
          </table:table-cell>
          <table:table-cell table:style-name="ce12"/>
          <table:table-cell table:style-name="ce12" table:formula="of:=[.P15]/[.K15]" office:value-type="float" office:value="27.7777777777778" calcext:value-type="float">
            <text:p>27.7777777777778</text:p>
          </table:table-cell>
          <table:table-cell table:style-name="ce12" table:formula="of:=[.Q15]/[.L15]" office:value-type="float" office:value="32.1502057613169" calcext:value-type="float">
            <text:p>32.1502057613169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ce9" table:formula="of:=[.C16]+1" office:value-type="float" office:value="5" calcext:value-type="float">
            <text:p>5</text:p>
          </table:table-cell>
          <table:table-cell table:style-name="ce11" table:formula="of:=[.D6]*([.D5]+[.D6]+[.D7])^([.$A$12]-1)" office:value-type="float" office:value="24893568000" calcext:value-type="float">
            <text:p>2.49E+10</text:p>
          </table:table-cell>
          <table:table-cell table:style-name="ce11" table:formula="of:=[.E6]*([.E5]+[.E6]+[.E7])^([.$A$12]-1)" office:value-type="float" office:value="1337720832000" calcext:value-type="float">
            <text:p>1.34E+12</text:p>
          </table:table-cell>
          <table:table-cell table:style-name="ce11" table:formula="of:=[.F6]*([.F5]+[.F6]+[.F7])^([.$A$12]-1)" office:value-type="float" office:value="31109847552000" calcext:value-type="float">
            <text:p>3.11E+13</text:p>
          </table:table-cell>
          <table:table-cell table:style-name="ce11" table:formula="of:=[.G6]*([.G5]+[.G6]+[.G7])^([.$A$12]-1)" office:value-type="float" office:value="426746880000000" calcext:value-type="float">
            <text:p>4.27E+14</text:p>
          </table:table-cell>
          <table:table-cell table:number-columns-repeated="2"/>
          <table:table-cell table:style-name="ce9" table:formula="of:=[.J16]+1" office:value-type="float" office:value="5" calcext:value-type="float">
            <text:p>5</text:p>
          </table:table-cell>
          <table:table-cell table:style-name="ce11" table:formula="of:=[.D6]*([.D5]+[.D6])^([.$A$12]-1)" office:value-type="float" office:value="508032000" calcext:value-type="float">
            <text:p>5.08E+08</text:p>
          </table:table-cell>
          <table:table-cell table:style-name="ce11" table:formula="of:=[.E6]*([.E5]+[.E6])^([.$A$12]-1)" office:value-type="float" office:value="20901888000" calcext:value-type="float">
            <text:p>2.09E+10</text:p>
          </table:table-cell>
          <table:table-cell table:style-name="ce11" table:formula="of:=[.F6]*([.F5]+[.F6])^([.$A$12]-1)" office:value-type="float" office:value="384072192000" calcext:value-type="float">
            <text:p>3.84E+11</text:p>
          </table:table-cell>
          <table:table-cell table:style-name="ce11" table:formula="of:=[.G6]*([.G5]+[.G6])^([.$A$12]-1)" office:value-type="float" office:value="4267468800000" calcext:value-type="float">
            <text:p>4.27E+12</text:p>
          </table:table-cell>
          <table:table-cell table:style-name="ce12" table:number-columns-repeated="5"/>
        </table:table-row>
        <table:table-row table:style-name="ro1">
          <table:table-cell table:number-columns-repeated="2"/>
          <table:table-cell table:style-name="ce9" table:formula="of:=[.C17]+1" office:value-type="float" office:value="6" calcext:value-type="float">
            <text:p>6</text:p>
          </table:table-cell>
          <table:table-cell table:style-name="ce11" table:formula="of:=[.D7]*([.D6]+[.D7]+[.D8])^([.$A$12]-1)" office:value-type="float" office:value="10701766656000" calcext:value-type="float">
            <text:p>1.07E+13</text:p>
          </table:table-cell>
          <table:table-cell table:style-name="ce11" table:formula="of:=[.E7]*([.E6]+[.E7]+[.E8])^([.$A$12]-1)" office:value-type="float" office:value="839965883904000" calcext:value-type="float">
            <text:p>8.40E+14</text:p>
          </table:table-cell>
          <table:table-cell table:style-name="ce11" table:formula="of:=[.F7]*([.F6]+[.F7]+[.F8])^([.$A$12]-1)" office:value-type="float" office:value="2.731180032E+016" calcext:value-type="float">
            <text:p>2.73E+16</text:p>
          </table:table-cell>
          <table:table-cell table:style-name="ce11" table:formula="of:=[.G7]*([.G6]+[.G7]+[.G8])^([.$A$12]-1)" office:value-type="float" office:value="5.0608808667648E+017" calcext:value-type="float">
            <text:p>5.06E+17</text:p>
          </table:table-cell>
          <table:table-cell table:number-columns-repeated="2"/>
          <table:table-cell table:style-name="ce9" table:formula="of:=[.J17]+1" office:value-type="float" office:value="6" calcext:value-type="float">
            <text:p>6</text:p>
          </table:table-cell>
          <table:table-cell table:style-name="ce11" table:formula="of:=[.D7]*([.D6]+[.D7])^([.$A$12]-1)" office:value-type="float" office:value="167215104000" calcext:value-type="float">
            <text:p>1.67E+11</text:p>
          </table:table-cell>
          <table:table-cell table:style-name="ce11" table:formula="of:=[.E7]*([.E6]+[.E7])^([.$A$12]-1)" office:value-type="float" office:value="10369949184000" calcext:value-type="float">
            <text:p>1.04E+13</text:p>
          </table:table-cell>
          <table:table-cell table:style-name="ce11" table:formula="of:=[.F7]*([.F6]+[.F7])^([.$A$12]-1)" office:value-type="float" office:value="273118003200000" calcext:value-type="float">
            <text:p>2.73E+14</text:p>
          </table:table-cell>
          <table:table-cell table:style-name="ce11" table:formula="of:=[.G7]*([.G6]+[.G7])^([.$A$12]-1)" office:value-type="float" office:value="4182546170880000" calcext:value-type="float">
            <text:p>4.18E+15</text:p>
          </table:table-cell>
          <table:table-cell table:style-name="ce12" table:number-columns-repeated="5"/>
        </table:table-row>
        <table:table-row table:style-name="ro1">
          <table:table-cell table:number-columns-repeated="2"/>
          <table:table-cell table:style-name="ce9" table:formula="of:=[.C18]+1" office:value-type="float" office:value="7" calcext:value-type="float">
            <text:p>7</text:p>
          </table:table-cell>
          <table:table-cell table:style-name="ce11" table:formula="of:=[.D8]*([.D7]+[.D8]+[.D9])^([.$A$12]-1)" office:value-type="float" office:value="6719727071232000" calcext:value-type="float">
            <text:p>6.72E+15</text:p>
          </table:table-cell>
          <table:table-cell table:style-name="ce11" table:formula="of:=[.E8]*([.E7]+[.E8]+[.E9])^([.$A$12]-1)" office:value-type="float" office:value="7.3741860864E+017" calcext:value-type="float">
            <text:p>7.37E+17</text:p>
          </table:table-cell>
          <table:table-cell table:style-name="ce11" table:formula="of:=[.F8]*([.F7]+[.F8]+[.F9])^([.$A$12]-1)" office:value-type="float" office:value="3.23896375472947E+019" calcext:value-type="float">
            <text:p>3.24E+19</text:p>
          </table:table-cell>
          <table:table-cell table:style-name="ce11" table:formula="of:=[.G8]*([.G7]+[.G8]+[.G9])^([.$A$12]-1)" office:value-type="float" office:value="7.88447976357888E+020" calcext:value-type="float">
            <text:p>7.88E+20</text:p>
          </table:table-cell>
          <table:table-cell table:number-columns-repeated="2"/>
          <table:table-cell table:style-name="ce9" table:formula="of:=[.J18]+1" office:value-type="float" office:value="7" calcext:value-type="float">
            <text:p>7</text:p>
          </table:table-cell>
          <table:table-cell table:style-name="ce11" table:formula="of:=[.D8]*([.D7]+[.D8])^([.$A$12]-1)" office:value-type="float" office:value="82959593472000" calcext:value-type="float">
            <text:p>8.30E+13</text:p>
          </table:table-cell>
          <table:table-cell table:style-name="ce11" table:formula="of:=[.E8]*([.E7]+[.E8])^([.$A$12]-1)" office:value-type="float" office:value="7374186086400000" calcext:value-type="float">
            <text:p>7.37E+15</text:p>
          </table:table-cell>
          <table:table-cell table:style-name="ce11" table:formula="of:=[.F8]*([.F7]+[.F8])^([.$A$12]-1)" office:value-type="float" office:value="2.6768295493632E+017" calcext:value-type="float">
            <text:p>2.68E+17</text:p>
          </table:table-cell>
          <table:table-cell table:style-name="ce11" table:formula="of:=[.G8]*([.G7]+[.G8])^([.$A$12]-1)" office:value-type="float" office:value="5.475333169152E+018" calcext:value-type="float">
            <text:p>5.48E+18</text:p>
          </table:table-cell>
          <table:table-cell table:style-name="ce12" table:number-columns-repeated="5"/>
        </table:table-row>
        <table:table-row table:style-name="ro1"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style-name="ce1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ean object memory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65*30" office:value-type="float" office:value="1950" calcext:value-type="float">
            <text:p>1950</text:p>
          </table:table-cell>
          <table:table-cell office:value-type="string" calcext:value-type="string">
            <text:p>byt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N=vehicles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0" office:value-type="float" office:value="2" calcext:value-type="float">
            <text:p>2</text:p>
          </table:table-cell>
          <table:table-cell table:style-name="ce10" table:formula="of:=[.K26]+1" office:value-type="float" office:value="3" calcext:value-type="float">
            <text:p>3</text:p>
          </table:table-cell>
          <table:table-cell table:style-name="ce10" table:formula="of:=[.L26]+1" office:value-type="float" office:value="4" calcext:value-type="float">
            <text:p>4</text:p>
          </table:table-cell>
          <table:table-cell table:style-name="ce10" table:formula="of:=[.M26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k=request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table:formula="of:=[.J27]+1" office:value-type="float" office:value="3" calcext:value-type="float">
            <text:p>3</text:p>
          </table:table-cell>
          <table:table-cell table:style-name="ce11" table:formula="of:=[.K15]*[.$I$23]" office:value-type="float" office:value="42120000" calcext:value-type="float">
            <text:p>4.21E+07</text:p>
          </table:table-cell>
          <table:table-cell table:style-name="ce11" table:formula="of:=[.L15]*[.$I$23]" office:value-type="float" office:value="606528000" calcext:value-type="float">
            <text:p>6.07E+08</text:p>
          </table:table-cell>
          <table:table-cell table:style-name="ce11" table:formula="of:=[.M15]*[.$I$23]" office:value-type="float" office:value="4586400000" calcext:value-type="float">
            <text:p>4.59E+09</text:p>
          </table:table-cell>
          <table:table-cell table:style-name="ce11" table:formula="of:=[.N15]*[.$I$23]" office:value-type="float" office:value="23587200000" calcext:value-type="float">
            <text:p>2.36E+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table:formula="of:=[.J28]+1" office:value-type="float" office:value="4" calcext:value-type="float">
            <text:p>4</text:p>
          </table:table-cell>
          <table:table-cell table:style-name="ce11" table:formula="of:=[.K16]*[.$I$23]" office:value-type="float" office:value="4852224000" calcext:value-type="float">
            <text:p>4.85E+09</text:p>
          </table:table-cell>
          <table:table-cell table:style-name="ce11" table:formula="of:=[.L16]*[.$I$23]" office:value-type="float" office:value="123832800000" calcext:value-type="float">
            <text:p>1.24E+11</text:p>
          </table:table-cell>
          <table:table-cell table:style-name="ce11" table:formula="of:=[.M16]*[.$I$23]" office:value-type="float" office:value="1509580800000" calcext:value-type="float">
            <text:p>1.51E+12</text:p>
          </table:table-cell>
          <table:table-cell table:style-name="ce11" table:formula="of:=[.N16]*[.$I$23]" office:value-type="float" office:value="11702199600000" calcext:value-type="float">
            <text:p>1.17E+1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table:formula="of:=[.J29]+1" office:value-type="float" office:value="5" calcext:value-type="float">
            <text:p>5</text:p>
          </table:table-cell>
          <table:table-cell table:style-name="ce11" table:formula="of:=[.K17]*[.$I$23]" office:value-type="float" office:value="990662400000" calcext:value-type="float">
            <text:p>9.91E+11</text:p>
          </table:table-cell>
          <table:table-cell table:style-name="ce11" table:formula="of:=[.L17]*[.$I$23]" office:value-type="float" office:value="40758681600000" calcext:value-type="float">
            <text:p>4.08E+13</text:p>
          </table:table-cell>
          <table:table-cell table:style-name="ce11" table:formula="of:=[.M17]*[.$I$23]" office:value-type="float" office:value="748940774400000" calcext:value-type="float">
            <text:p>7.49E+14</text:p>
          </table:table-cell>
          <table:table-cell table:style-name="ce11" table:formula="of:=[.N17]*[.$I$23]" office:value-type="float" office:value="8321564160000000" calcext:value-type="float">
            <text:p>8.32E+1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table:formula="of:=[.J30]+1" office:value-type="float" office:value="6" calcext:value-type="float">
            <text:p>6</text:p>
          </table:table-cell>
          <table:table-cell table:style-name="ce11" table:formula="of:=[.K18]*[.$I$23]" office:value-type="float" office:value="326069452800000" calcext:value-type="float">
            <text:p>3.26E+14</text:p>
          </table:table-cell>
          <table:table-cell table:style-name="ce11" table:formula="of:=[.L18]*[.$I$23]" office:value-type="float" office:value="2.02214009088E+016" calcext:value-type="float">
            <text:p>2.02E+16</text:p>
          </table:table-cell>
          <table:table-cell table:style-name="ce11" table:formula="of:=[.M18]*[.$I$23]" office:value-type="float" office:value="5.3258010624E+017" calcext:value-type="float">
            <text:p>5.33E+17</text:p>
          </table:table-cell>
          <table:table-cell table:style-name="ce11" table:formula="of:=[.N18]*[.$I$23]" office:value-type="float" office:value="8.155965033216E+018" calcext:value-type="float">
            <text:p>8.16E+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table:formula="of:=[.J31]+1" office:value-type="float" office:value="7" calcext:value-type="float">
            <text:p>7</text:p>
          </table:table-cell>
          <table:table-cell table:style-name="ce11" table:formula="of:=[.K19]*[.$I$23]" office:value-type="float" office:value="1.617712072704E+017" calcext:value-type="float">
            <text:p>1.62E+17</text:p>
          </table:table-cell>
          <table:table-cell table:style-name="ce11" table:formula="of:=[.L19]*[.$I$23]" office:value-type="float" office:value="1.437966286848E+019" calcext:value-type="float">
            <text:p>1.44E+19</text:p>
          </table:table-cell>
          <table:table-cell table:style-name="ce11" table:formula="of:=[.M19]*[.$I$23]" office:value-type="float" office:value="5.21981762125824E+020" calcext:value-type="float">
            <text:p>5.22E+20</text:p>
          </table:table-cell>
          <table:table-cell table:style-name="ce11" table:formula="of:=[.N19]*[.$I$23]" office:value-type="float" office:value="1.06768996798464E+022" calcext:value-type="float">
            <text:p>1.07E+2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0:25:52.266368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0:57:04.878576684</meta:creation-date>
    <dc:date>2021-03-16T16:58:15.323225197</dc:date>
    <meta:editing-duration>PT3H2M30S</meta:editing-duration>
    <meta:editing-cycles>9</meta:editing-cycles>
    <meta:generator>LibreOffice/6.4.6.2$Linux_X86_64 LibreOffice_project/40$Build-2</meta:generator>
    <meta:document-statistic meta:table-count="1" meta:cell-count="179" meta:object-count="0"/>
  </office:meta>
</office:document-meta>
</file>